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outline1">
      <style:graphic-properties draw:fill-color="#ffffff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2.4cm" fo:margin-right="0cm" fo:text-indent="-0.8cm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</style:style>
    <style:style style:name="P6" style:family="paragraph">
      <style:paragraph-properties fo:margin-left="3.6cm" fo:margin-right="0cm" fo:text-indent="-0.6cm"/>
    </style:style>
    <style:style style:name="T1" style:family="text">
      <style:text-properties fo:font-family="'Courier New'" style:font-family-generic="modern" style:font-pitch="fixed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Pattern Matching</text:p>
          </draw:text-box>
        </draw:frame>
        <draw:frame presentation:style-name="pr2" draw:layer="layout" svg:width="25.199cm" svg:height="13.609cm" svg:x="1.4cm" svg:y="5.039cm" presentation:class="subtitle">
          <draw:text-box>
            <text:p text:style-name="P1">Peter C. Chapin</text:p>
            <text:p text:style-name="P1">Fall 2008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Constructing Value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2">Constructing a tuple...</text:p>
              </text:list-item>
            </text:list>
            <text:list text:style-name="L3">
              <text:list-item>
                <text:list>
                  <text:list-item>
                    <text:p text:style-name="P3">From <text:span text:style-name="T1">x</text:span> and <text:span text:style-name="T1">y</text:span> write <text:span text:style-name="T1">(x, y)</text:span></text:p>
                  </text:list-item>
                </text:list>
              </text:list-item>
            </text:list>
            <text:list text:style-name="L3">
              <text:list-item>
                <text:p text:style-name="P2">Constructing a list...</text:p>
              </text:list-item>
            </text:list>
            <text:list text:style-name="L3">
              <text:list-item>
                <text:list>
                  <text:list-item>
                    <text:p text:style-name="P3">From <text:span text:style-name="T1">x</text:span> (an item) and <text:span text:style-name="T1">y</text:span> (a list) write <text:span text:style-name="T1">x :: 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From <text:span text:style-name="T1">x</text:span> (a list) and <text:span text:style-name="T1">y</text:span> (a list) write <text:span text:style-name="T1">x @ y</text:span></text:p>
                  </text:list-item>
                </text:list>
              </text:list-item>
            </text:list>
            <text:list text:style-name="L3">
              <text:list-item>
                <text:p text:style-name="P2">Constructing a string...</text:p>
              </text:list-item>
            </text:list>
            <text:list text:style-name="L3">
              <text:list-item>
                <text:list>
                  <text:list-item>
                    <text:p text:style-name="P3">From <text:span text:style-name="T1">x</text:span> (a string) and <text:span text:style-name="T1">y</text:span> (a string) write <text:span text:style-name="T1">x ^ 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De-Constructing Values</text:p>
          </draw:text-box>
        </draw:frame>
        <draw:frame presentation:style-name="pr5" draw:layer="layout" svg:width="25.199cm" svg:height="14.612cm" svg:x="1.4cm" svg:y="4.914cm" presentation:class="outline" presentation:user-transformed="true">
          <draw:text-box>
            <text:list text:style-name="L3">
              <text:list-item>
                <text:p text:style-name="P2">List pattern matching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1">let rec length some_list = </text:span><text:span text:style-name="T1"><text:line-break/></text:span><text:span text:style-name="T1"><text:tab/></text:span><text:span text:style-name="T1">match some_list with</text:span><text:span text:style-name="T1"><text:line-break/></text:span><text:span text:style-name="T1"><text:tab/></text:span><text:span text:style-name="T1"><text:tab/></text:span><text:span text:style-name="T1">[] <text:s text:c="3"/>-&gt; 0</text:span><text:span text:style-name="T1"><text:line-break/></text:span><text:span text:style-name="T1"><text:tab/></text:span><text:span text:style-name="T1">|</text:span><text:span text:style-name="T1"><text:tab/></text:span><text:span text:style-name="T1">x::xs -&gt; 1 + length xs</text:span></text:p>
                  </text:list-item>
                </text:list>
              </text:list-item>
            </text:list>
            <text:list text:style-name="L3">
              <text:list-item>
                <text:p text:style-name="P2">Match expression returns the value of one of its arms.</text:p>
              </text:list-item>
            </text:list>
            <text:list text:style-name="L3">
              <text:list-item>
                <text:list>
                  <text:list-item>
                    <text:p text:style-name="P3">Which arm executes? The one that matches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Names in the pattern can be used in the matching arm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Each arm must have the same type.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4.452cm" svg:height="1.195cm" svg:x="19.678cm" svg:y="4.445cm">
          <draw:text-box>
            <text:p text:style-name="P1"><text:span text:style-name="T2">Base case</text:span></text:p>
          </draw:text-box>
        </draw:frame>
        <draw:line draw:style-name="gr3" draw:text-style-name="P5" draw:layer="layout" svg:x1="19.685cm" svg:y1="5.08cm" svg:x2="12.7cm" svg:y2="8.89cm">
          <text:p text:style-name="P1"/>
        </draw:line>
        <draw:frame draw:style-name="gr2" draw:text-style-name="P4" draw:layer="layout" svg:width="6.005cm" svg:height="2.139cm" svg:x="20.665cm" svg:y="6.985cm">
          <draw:text-box>
            <text:p text:style-name="P1"><text:span text:style-name="T2">Breaks list into</text:span></text:p>
            <text:p text:style-name="P1"><text:span text:style-name="T2">head and tail</text:span></text:p>
          </draw:text-box>
        </draw:frame>
        <draw:line draw:style-name="gr3" draw:text-style-name="P5" draw:layer="layout" svg:x1="20.32cm" svg:y1="8.255cm" svg:x2="9.525cm" svg:y2="10.16cm">
          <text:p text:style-name="P1"/>
        </draw:lin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Filter</text:p>
          </draw:text-box>
        </draw:frame>
        <draw:frame presentation:style-name="pr5" draw:layer="layout" svg:width="25.199cm" svg:height="13.724cm" svg:x="1.4cm" svg:y="4.914cm" presentation:class="outline" presentation:user-transformed="true">
          <draw:text-box>
            <text:list text:style-name="L3">
              <text:list-item>
                <text:p text:style-name="P2">Implementation of the filter function.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1">let rec filter p some_list =</text:span><text:span text:style-name="T1"><text:line-break/></text:span><text:span text:style-name="T1"><text:tab/></text:span><text:span text:style-name="T1">match some_list with</text:span><text:span text:style-name="T1"><text:line-break/></text:span><text:span text:style-name="T1"><text:tab/></text:span><text:span text:style-name="T1"><text:tab/></text:span><text:span text:style-name="T1">[] <text:s text:c="3"/>-&gt; []</text:span><text:span text:style-name="T1"><text:line-break/></text:span><text:span text:style-name="T1"><text:tab/></text:span><text:span text:style-name="T1">|</text:span><text:span text:style-name="T1"><text:tab/></text:span><text:span text:style-name="T1">x::xs -&gt;</text:span><text:span text:style-name="T1"><text:line-break/></text:span><text:span text:style-name="T1"><text:tab/></text:span><text:span text:style-name="T1"><text:tab/></text:span><text:span text:style-name="T1"><text:tab/></text:span><text:span text:style-name="T1">if p x then x :: filter p xs</text:span><text:span text:style-name="T1"><text:line-break/></text:span><text:span text:style-name="T1"><text:tab/></text:span><text:span text:style-name="T1"><text:tab/></text:span><text:span text:style-name="T1"><text:tab/></text:span><text:span text:style-name="T1"> <text:s text:c="6"/>else filter p x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Applies p to head element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If p says “true” then cons head element onto filtered tail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Otherwise just filter the tai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Another Example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2">Function to sum pair components in a list.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1">let rec sum_pairs some_list =</text:span><text:span text:style-name="T1"><text:line-break/></text:span><text:span text:style-name="T1"><text:tab/></text:span><text:span text:style-name="T1">match some_list with</text:span><text:span text:style-name="T1"><text:line-break/></text:span><text:span text:style-name="T1"><text:tab/></text:span><text:span text:style-name="T1"><text:tab/></text:span><text:span text:style-name="T1">[] <text:s text:c="8"/>-&gt; 0</text:span><text:span text:style-name="T1"><text:line-break/></text:span><text:span text:style-name="T1"><text:tab/></text:span><text:span text:style-name="T1">| (a, b)::xs -&gt;</text:span><text:span text:style-name="T1"><text:line-break/></text:span><text:span text:style-name="T1"><text:tab/></text:span><text:span text:style-name="T1"> <text:s text:c="5"/>(a + b) :: sum_pairs x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Given: sum_pairs <text:span text:style-name="T1">[(1, 2); (3, 4)]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Evaluates to <text:span text:style-name="T1">[3; 7]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Note complex pattern used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See language reference manual for all the details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List.map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2">This powerful function can transform one list into another.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1">List.map (fun (x, y) -&gt; x + y)</text:span><text:span text:style-name="T1"><text:line-break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[(1, 2); (3, 4)]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Evaluates to <text:span text:style-name="T1">[3, 7]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Notice the pair pattern used in the definition of the lambda term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1">List.map</text:span> can be used with any mapping function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Type: <text:span text:style-name="T1">('a -&gt; 'b) -&gt; 'a list -&gt; 'b li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Implementation of List.map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2">Here is one way to do it.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1">let rec map transform some_list =</text:span><text:span text:style-name="T1"><text:line-break/></text:span><text:span text:style-name="T1"><text:tab/></text:span><text:span text:style-name="T1">match some_list with</text:span><text:span text:style-name="T1"><text:line-break/></text:span><text:span text:style-name="T1"><text:tab/></text:span><text:span text:style-name="T1"><text:tab/></text:span><text:span text:style-name="T1">[] <text:s text:c="3"/>-&gt; []</text:span><text:span text:style-name="T1"><text:line-break/></text:span><text:span text:style-name="T1"><text:tab/></text:span><text:span text:style-name="T1">| x::xs -&gt;</text:span><text:span text:style-name="T1"><text:line-break/></text:span><text:span text:style-name="T1"><text:tab/></text:span><text:span text:style-name="T1"> <text:s text:c="2"/>(transform x) :: map transform x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Apply the mapping function to the head element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Cons the result to the mapped tail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Simple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Conditional Expression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2">Don't really need the if expression form.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1">if condition then e1 else e2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1">match condition with</text:span><text:span text:style-name="T1"><text:line-break/></text:span><text:span text:style-name="T1"><text:tab/></text:span><text:span text:style-name="T1">true <text:s/>-&gt; e1</text:span><text:span text:style-name="T1"><text:line-break/></text:span><text:span text:style-name="T1">|</text:span><text:span text:style-name="T1"><text:tab/></text:span><text:span text:style-name="T1">false -&gt; e2</text:span></text:p>
                  </text:list-item>
                </text:list>
              </text:list-item>
            </text:list>
            <text:list text:style-name="L3">
              <text:list-item>
                <text:p text:style-name="P2">Theoretical analysis can handle match expressions and treat conditionals as syntactic suga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
  </meta:generator>
    <dc:creator>Peter Chapin</dc:creator>
    <dc:date>2008-10-27T14:03:04</dc:date>
    <meta:editing-cycles>2</meta:editing-cycles>
    <meta:editing-duration>PT33M1S</meta:editing-duration>
    <meta:user-defined meta:name="Info 1"/>
    <meta:user-defined meta:name="Info 2"/>
    <meta:user-defined meta:name="Info 3"/>
    <meta:user-defined meta:name="Info 4"/>
    <meta:document-statistic meta:object-count="57"/>
  </office:meta>
</office:document-meta>
</file>